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ucida Grande" svg:font-family="'Lucida Grande'"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425563" style:font-name="Liberation Sans" fo:font-size="11pt" style:font-size-asian="11pt" style:font-size-complex="11pt"/>
    </style:style>
    <style:style style:name="P2" style:family="paragraph" style:parent-style-name="Text_20_body" style:list-style-name="L1">
      <style:paragraph-properties fo:margin-left="0cm" fo:margin-right="0cm" fo:margin-top="0cm" fo:margin-bottom="0cm" loext:contextual-spacing="false" fo:text-align="justify" style:justify-single-word="false" fo:text-indent="0cm" style:auto-text-indent="false" fo:padding="0cm" fo:border="none"/>
      <style:text-properties fo:color="#425563" style:font-name="Liberation Sans" fo:font-size="11pt" style:font-size-asian="11pt" style:font-size-complex="11pt"/>
    </style:style>
    <style:style style:name="P3" style:family="paragraph" style:parent-style-name="Text_20_body" style:list-style-name="L2">
      <style:paragraph-properties fo:margin-left="0cm" fo:margin-right="0cm" fo:margin-top="0cm" fo:margin-bottom="0cm" loext:contextual-spacing="false" fo:text-align="justify" style:justify-single-word="false" fo:text-indent="0cm" style:auto-text-indent="false" fo:padding="0cm" fo:border="none"/>
      <style:text-properties fo:color="#425563" style:font-name="Liberation Sans" fo:font-size="11pt" style:font-size-asian="11pt" style:font-size-complex="11pt"/>
    </style:style>
    <style:style style:name="P4" style:family="paragraph" style:parent-style-name="Text_20_body" style:list-style-name="L1">
      <style:paragraph-properties fo:margin-left="0cm" fo:margin-right="0cm" fo:margin-top="0cm" fo:margin-bottom="0cm" loext:contextual-spacing="false" fo:text-align="justify" style:justify-single-word="false" fo:text-indent="0cm" style:auto-text-indent="false" fo:padding="0cm" fo:border="none"/>
      <style:text-properties style:use-window-font-color="true" style:font-name="Liberation Sans" fo:font-size="11pt" officeooo:rsid="002163c5" officeooo:paragraph-rsid="002163c5" style:font-size-asian="11pt" style:font-size-complex="11pt"/>
    </style:style>
    <style:style style:name="P5" style:family="paragraph" style:parent-style-name="Text_20_body" style:list-style-name="L2">
      <style:paragraph-properties fo:margin-left="0cm" fo:margin-right="0cm" fo:margin-top="0cm" fo:margin-bottom="0cm" loext:contextual-spacing="false" fo:text-align="justify" style:justify-single-word="false" fo:text-indent="0cm" style:auto-text-indent="false" fo:padding="0cm" fo:border="none"/>
      <style:text-properties style:use-window-font-color="true" style:font-name="Liberation Sans" fo:font-size="11pt" officeooo:rsid="002181e1" officeooo:paragraph-rsid="003a76aa" style:font-size-asian="11pt" style:font-size-complex="11pt"/>
    </style:style>
    <style:style style:name="P6"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style:use-window-font-color="true" style:font-name="Liberation Sans" fo:font-size="11pt" officeooo:rsid="0023bc4c" officeooo:paragraph-rsid="0023bc4c" style:font-size-asian="11pt" style:font-size-complex="11pt"/>
    </style:style>
    <style:style style:name="P7"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style:use-window-font-color="true" style:font-name="Liberation Sans" fo:font-size="11pt" officeooo:rsid="0023bc4c" officeooo:paragraph-rsid="003b1a5c" style:font-size-asian="11pt" style:font-size-complex="11pt"/>
    </style:style>
    <style:style style:name="P8"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style:use-window-font-color="true" style:font-name="Liberation Sans" fo:font-size="11pt" officeooo:rsid="0026c20b" officeooo:paragraph-rsid="003ba832" style:font-size-asian="11pt" style:font-size-complex="11pt"/>
    </style:style>
    <style:style style:name="P9" style:family="paragraph" style:parent-style-name="Text_20_body" style:list-style-name="L2">
      <style:paragraph-properties fo:margin-left="0cm" fo:margin-right="0cm" fo:margin-top="0cm" fo:margin-bottom="0cm" loext:contextual-spacing="false" fo:text-align="justify" style:justify-single-word="false" fo:text-indent="0cm" style:auto-text-indent="false" fo:padding="0cm" fo:border="none"/>
    </style:style>
    <style:style style:name="P1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425563" style:font-name="Liberation Sans" fo:font-size="11pt" officeooo:paragraph-rsid="002163c5" style:font-size-asian="11pt" style:font-size-complex="11pt"/>
    </style:style>
    <style:style style:name="P1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paragraph-rsid="002163c5"/>
    </style:style>
    <style:style style:name="P1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paragraph-rsid="00365e66"/>
    </style:style>
    <style:style style:name="P1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paragraph-rsid="00388762"/>
    </style:style>
    <style:style style:name="P14" style:family="paragraph" style:parent-style-name="Text_20_body">
      <style:paragraph-properties fo:margin-top="0cm" fo:margin-bottom="0cm" loext:contextual-spacing="false" fo:text-align="justify" style:justify-single-word="false" fo:padding="0cm" fo:border="none"/>
      <style:text-properties fo:color="#425563" style:font-name="Liberation Sans" fo:font-size="11pt" style:font-size-asian="11pt" style:font-size-complex="11pt"/>
    </style:style>
    <style:style style:name="P15" style:family="paragraph" style:parent-style-name="Text_20_body" style:list-style-name="L1">
      <style:paragraph-properties fo:margin-top="0cm" fo:margin-bottom="0cm" loext:contextual-spacing="false" fo:text-align="justify" style:justify-single-word="false" fo:padding="0cm" fo:border="none"/>
      <style:text-properties fo:color="#425563" style:font-name="Liberation Sans" fo:font-size="11pt" officeooo:paragraph-rsid="002163c5" style:font-size-asian="11pt" style:font-size-complex="11pt"/>
    </style:style>
    <style:style style:name="P16" style:family="paragraph" style:parent-style-name="Text_20_body" style:list-style-name="L1">
      <style:paragraph-properties fo:margin-top="0cm" fo:margin-bottom="0cm" loext:contextual-spacing="false" fo:text-align="justify" style:justify-single-word="false" fo:padding="0cm" fo:border="none"/>
      <style:text-properties fo:color="#425563" style:font-name="Liberation Sans" fo:font-size="11pt" officeooo:paragraph-rsid="002e63e8" style:font-size-asian="11pt" style:font-size-complex="11pt"/>
    </style:style>
    <style:style style:name="P17" style:family="paragraph" style:parent-style-name="Text_20_body" style:list-style-name="L2">
      <style:paragraph-properties fo:margin-top="0cm" fo:margin-bottom="0cm" loext:contextual-spacing="false" fo:text-align="justify" style:justify-single-word="false" fo:padding="0cm" fo:border="none"/>
      <style:text-properties fo:color="#425563" style:font-name="Liberation Sans" fo:font-size="11pt" style:font-size-asian="11pt" style:font-size-complex="11pt"/>
    </style:style>
    <style:style style:name="P18" style:family="paragraph" style:parent-style-name="Text_20_body" style:list-style-name="L2">
      <style:paragraph-properties fo:margin-top="0cm" fo:margin-bottom="0cm" loext:contextual-spacing="false" fo:text-align="justify" style:justify-single-word="false" fo:padding="0cm" fo:border="none"/>
      <style:text-properties fo:color="#425563" style:font-name="Liberation Sans" fo:font-size="11pt" officeooo:paragraph-rsid="003b1a5c" style:font-size-asian="11pt" style:font-size-complex="11pt"/>
    </style:style>
    <style:style style:name="P19" style:family="paragraph" style:parent-style-name="Text_20_body" style:list-style-name="L2">
      <style:paragraph-properties fo:margin-top="0cm" fo:margin-bottom="0cm" loext:contextual-spacing="false" fo:text-align="justify" style:justify-single-word="false" fo:padding="0cm" fo:border="none"/>
      <style:text-properties style:use-window-font-color="true" style:font-name="Liberation Sans" fo:font-size="11pt" officeooo:rsid="0023bc4c" officeooo:paragraph-rsid="0023bc4c" style:font-size-asian="11pt" style:font-size-complex="11pt"/>
    </style:style>
    <style:style style:name="P20" style:family="paragraph" style:parent-style-name="Text_20_body" style:list-style-name="L2">
      <style:paragraph-properties fo:margin-top="0cm" fo:margin-bottom="0cm" loext:contextual-spacing="false" fo:text-align="justify" style:justify-single-word="false" fo:padding="0cm" fo:border="none"/>
      <style:text-properties style:use-window-font-color="true" style:font-name="Liberation Sans" fo:font-size="11pt" officeooo:rsid="0023bc4c" officeooo:paragraph-rsid="003b1a5c" style:font-size-asian="11pt" style:font-size-complex="11pt"/>
    </style:style>
    <style:style style:name="P21" style:family="paragraph" style:parent-style-name="Text_20_body">
      <style:paragraph-properties fo:margin-top="0cm" fo:margin-bottom="0cm" loext:contextual-spacing="false" fo:text-align="justify" style:justify-single-word="false" fo:padding="0cm" fo:border="none"/>
      <style:text-properties style:use-window-font-color="true" style:font-name="Liberation Sans" fo:font-size="11pt" officeooo:rsid="002508c6" officeooo:paragraph-rsid="002508c6" style:font-size-asian="11pt" style:font-size-complex="11pt"/>
    </style:style>
    <style:style style:name="P22" style:family="paragraph" style:parent-style-name="Text_20_body">
      <style:paragraph-properties fo:text-align="justify" style:justify-single-word="false" fo:padding="0cm" fo:border="none"/>
      <style:text-properties fo:color="#425563" style:font-name="Liberation Sans" fo:font-size="11pt" style:font-size-asian="11pt" style:font-size-complex="11pt"/>
    </style:style>
    <style:style style:name="P23" style:family="paragraph" style:parent-style-name="Text_20_body" style:list-style-name="L1">
      <style:paragraph-properties fo:text-align="justify" style:justify-single-word="false" fo:padding="0cm" fo:border="none"/>
      <style:text-properties fo:color="#425563" style:font-name="Liberation Sans" fo:font-size="11pt" officeooo:paragraph-rsid="002e63e8" style:font-size-asian="11pt" style:font-size-complex="11pt"/>
    </style:style>
    <style:style style:name="P24" style:family="paragraph" style:parent-style-name="Text_20_body" style:list-style-name="L2">
      <style:paragraph-properties fo:text-align="justify" style:justify-single-word="false" fo:padding="0cm" fo:border="none"/>
      <style:text-properties fo:color="#425563" style:font-name="Liberation Sans" fo:font-size="11pt" style:font-size-asian="11pt" style:font-size-complex="11pt"/>
    </style:style>
    <style:style style:name="P25" style:family="paragraph" style:parent-style-name="Text_20_body" style:list-style-name="L1">
      <style:paragraph-properties fo:text-align="justify" style:justify-single-word="false" fo:padding="0cm" fo:border="none"/>
      <style:text-properties style:use-window-font-color="true" style:font-name="Liberation Sans" fo:font-size="11pt" officeooo:rsid="002163c5" officeooo:paragraph-rsid="002163c5" style:font-size-asian="11pt" style:font-size-complex="11pt"/>
    </style:style>
    <style:style style:name="P26" style:family="paragraph" style:parent-style-name="Text_20_body" style:list-style-name="L1">
      <style:paragraph-properties fo:text-align="justify" style:justify-single-word="false" fo:padding="0cm" fo:border="none"/>
      <style:text-properties style:use-window-font-color="true" style:font-name="Liberation Sans" fo:font-size="11pt" officeooo:rsid="0030dde9" officeooo:paragraph-rsid="0033ee82" style:font-size-asian="11pt" style:font-size-complex="11pt"/>
    </style:style>
    <style:style style:name="P27" style:family="paragraph" style:parent-style-name="Text_20_body">
      <style:paragraph-properties fo:margin-top="0cm" fo:margin-bottom="0.369cm" loext:contextual-spacing="false" fo:text-align="justify" style:justify-single-word="false"/>
      <style:text-properties style:font-name="Liberation Sans" fo:font-size="11pt" style:font-size-asian="11pt" style:font-size-complex="11pt"/>
    </style:style>
    <style:style style:name="P28"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variant="normal" fo:text-transform="none" fo:color="#425563" style:font-name="Liberation Sans" fo:font-size="11pt" fo:letter-spacing="normal" fo:font-style="normal" fo:font-weight="normal" officeooo:paragraph-rsid="0012fa54" style:font-size-asian="11pt" style:font-size-complex="11pt"/>
    </style:style>
    <style:style style:name="P29"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variant="normal" fo:text-transform="none" fo:color="#425563" style:font-name="Liberation Sans" fo:font-size="11pt" fo:letter-spacing="normal" fo:font-style="normal" fo:font-weight="normal" officeooo:paragraph-rsid="0017567a" style:font-size-asian="11pt" style:font-size-complex="11pt"/>
    </style:style>
    <style:style style:name="P30"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variant="normal" fo:text-transform="none" fo:color="#425563" style:font-name="Liberation Sans" fo:font-size="11pt" fo:letter-spacing="normal" fo:font-style="normal" fo:font-weight="normal" officeooo:paragraph-rsid="001d7381" style:font-size-asian="11pt" style:font-size-complex="11pt"/>
    </style:style>
    <style:style style:name="P31"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variant="normal" fo:text-transform="none" fo:color="#425563" style:font-name="Liberation Sans" fo:font-size="11pt" fo:letter-spacing="normal" fo:font-style="normal" fo:font-weight="normal" officeooo:paragraph-rsid="00155417" style:font-size-asian="11pt" style:font-size-complex="11pt"/>
    </style:style>
    <style:style style:name="P32"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variant="normal" fo:text-transform="none" style:use-window-font-color="true" style:font-name="Liberation Sans" fo:font-size="11pt" fo:letter-spacing="normal" fo:font-style="normal" fo:font-weight="normal" officeooo:rsid="001d7381" officeooo:paragraph-rsid="001d7381" style:font-size-asian="11pt" style:font-size-complex="11pt"/>
    </style:style>
    <style:style style:name="P33"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variant="normal" fo:text-transform="none" style:use-window-font-color="true" style:font-name="Liberation Sans" fo:font-size="11pt" fo:letter-spacing="normal" fo:font-style="normal" fo:font-weight="bold" officeooo:rsid="0020e246" officeooo:paragraph-rsid="0020e246" style:font-size-asian="11pt" style:font-size-complex="11pt"/>
    </style:style>
    <style:style style:name="P34"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variant="normal" fo:text-transform="none" style:use-window-font-color="true" style:font-name="Liberation Sans" fo:font-size="11pt" fo:letter-spacing="normal" fo:font-style="normal" fo:font-weight="normal" officeooo:rsid="0012fa54" officeooo:paragraph-rsid="002b2f8b" style:font-size-asian="11pt" style:font-size-complex="11pt"/>
    </style:style>
    <style:style style:name="P35"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Liberation Sans" fo:font-size="11pt" officeooo:paragraph-rsid="001f5822" style:font-size-asian="11pt" style:font-size-complex="11pt"/>
    </style:style>
    <style:style style:name="P36"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Liberation Sans" fo:font-size="11pt" officeooo:paragraph-rsid="0020a6e8" style:font-size-asian="11pt" style:font-size-complex="11pt"/>
    </style:style>
    <style:style style:name="P37"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Liberation Sans" fo:font-size="11pt" officeooo:paragraph-rsid="002b2f8b" style:font-size-asian="11pt" style:font-size-complex="11pt"/>
    </style:style>
    <style:style style:name="P38"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Liberation Sans" fo:font-size="11pt" officeooo:rsid="0012fa54" officeooo:paragraph-rsid="0012fa54" style:font-size-asian="11pt" style:font-size-complex="11pt"/>
    </style:style>
    <style:style style:name="P39"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Liberation Sans" fo:font-size="11pt" officeooo:rsid="0013c057" officeooo:paragraph-rsid="002b2f8b" style:font-size-asian="11pt" style:font-size-complex="11pt"/>
    </style:style>
    <style:style style:name="P40"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Liberation Sans" fo:font-size="11pt" officeooo:rsid="00155417" officeooo:paragraph-rsid="00155417" style:font-size-asian="11pt" style:font-size-complex="11pt"/>
    </style:style>
    <style:style style:name="P41"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Liberation Sans" fo:font-size="11pt" fo:font-weight="normal" officeooo:rsid="003cd2f1" officeooo:paragraph-rsid="003cd2f1" style:font-size-asian="11pt" style:font-weight-asian="normal" style:font-size-complex="11pt" style:font-weight-complex="normal"/>
    </style:style>
    <style:style style:name="P42" style:family="paragraph" style:parent-style-name="Standard">
      <style:paragraph-properties fo:margin-left="0cm" fo:margin-right="0cm" fo:margin-top="0cm" fo:margin-bottom="0cm" loext:contextual-spacing="false" fo:text-align="justify" style:justify-single-word="false" fo:text-indent="0cm" style:auto-text-indent="false"/>
      <style:text-properties officeooo:paragraph-rsid="002b2f8b"/>
    </style:style>
    <style:style style:name="P43"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use-window-font-color="true" style:font-name="Liberation Sans" fo:font-size="11pt" officeooo:rsid="00155417" officeooo:paragraph-rsid="0017567a" style:font-size-asian="11pt" style:font-size-complex="11pt"/>
    </style:style>
    <style:style style:name="P44"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425563" style:font-name="Liberation Sans" fo:font-size="11pt" officeooo:rsid="001d7381" officeooo:paragraph-rsid="002d4f8a" style:font-size-asian="11pt" style:font-size-complex="11pt"/>
    </style:style>
    <style:style style:name="T1" style:family="text">
      <style:text-properties fo:font-variant="normal" fo:text-transform="none" fo:color="#425563" fo:letter-spacing="normal"/>
    </style:style>
    <style:style style:name="T2" style:family="text">
      <style:text-properties fo:font-variant="normal" fo:text-transform="none" fo:color="#425563" fo:letter-spacing="normal" fo:font-style="normal" fo:font-weight="normal"/>
    </style:style>
    <style:style style:name="T3" style:family="text">
      <style:text-properties fo:font-variant="normal" fo:text-transform="none" fo:color="#425563" fo:letter-spacing="normal" fo:font-style="normal" fo:font-weight="normal" officeooo:rsid="0012fa54"/>
    </style:style>
    <style:style style:name="T4" style:family="text">
      <style:text-properties fo:font-variant="normal" fo:text-transform="none" fo:color="#425563" style:font-name="Liberation Sans" fo:font-size="11pt" fo:letter-spacing="normal" fo:font-style="normal" fo:font-weight="normal" style:font-size-asian="11pt" style:font-size-complex="11pt"/>
    </style:style>
    <style:style style:name="T5" style:family="text">
      <style:text-properties fo:font-variant="normal" fo:text-transform="none" fo:color="#425563" style:font-name="Liberation Sans" fo:font-size="11pt" fo:letter-spacing="normal" style:font-size-asian="11pt" style:font-size-complex="11pt" loext:padding="0cm" loext:border="none"/>
    </style:style>
    <style:style style:name="T6" style:family="text">
      <style:text-properties fo:font-variant="normal" fo:text-transform="none" fo:color="#f2673c" style:text-line-through-style="none" style:text-line-through-type="none" style:font-name="Liberation Sans" fo:font-size="11pt" fo:letter-spacing="normal" fo:font-style="normal" style:text-underline-style="none" fo:font-weight="normal" style:text-blinking="false" style:font-size-asian="11pt" style:font-size-complex="11pt" loext:padding="0cm" loext:border="none"/>
    </style:style>
    <style:style style:name="T7" style:family="text">
      <style:text-properties fo:font-variant="normal" fo:text-transform="none" style:use-window-font-color="true" fo:letter-spacing="normal" fo:font-style="normal"/>
    </style:style>
    <style:style style:name="T8" style:family="text">
      <style:text-properties fo:font-variant="normal" fo:text-transform="none" style:use-window-font-color="true" fo:letter-spacing="normal" fo:font-style="normal" fo:font-weight="bold" style:font-weight-asian="bold" style:font-weight-complex="bold"/>
    </style:style>
    <style:style style:name="T9" style:family="text">
      <style:text-properties fo:font-variant="normal" fo:text-transform="none" style:use-window-font-color="true" fo:letter-spacing="normal" fo:font-style="normal" fo:font-weight="bold" officeooo:rsid="0012fa54" style:font-weight-asian="bold" style:font-weight-complex="bold"/>
    </style:style>
    <style:style style:name="T10" style:family="text">
      <style:text-properties fo:font-variant="normal" fo:text-transform="none" style:use-window-font-color="true" fo:letter-spacing="normal" fo:font-style="normal" officeooo:rsid="0012fa54"/>
    </style:style>
    <style:style style:name="T11" style:family="text">
      <style:text-properties fo:font-variant="normal" fo:text-transform="none" fo:letter-spacing="normal" fo:font-style="normal" fo:font-weight="normal"/>
    </style:style>
    <style:style style:name="T12" style:family="text">
      <style:text-properties fo:font-variant="normal" fo:text-transform="none" fo:letter-spacing="normal" fo:font-style="normal" fo:font-weight="normal" officeooo:rsid="0017567a"/>
    </style:style>
    <style:style style:name="T13" style:family="text">
      <style:text-properties fo:font-variant="normal" fo:text-transform="none" fo:letter-spacing="normal" fo:font-style="normal" fo:font-weight="normal" officeooo:rsid="002b2f8b"/>
    </style:style>
    <style:style style:name="T14" style:family="text">
      <style:text-properties fo:font-variant="normal" fo:text-transform="none" fo:letter-spacing="normal" fo:font-style="normal" fo:font-weight="bold"/>
    </style:style>
    <style:style style:name="T15" style:family="text">
      <style:text-properties fo:font-variant="normal" fo:text-transform="none" fo:letter-spacing="normal" fo:font-style="italic" fo:font-weight="normal" officeooo:rsid="002b2f8b" style:font-style-asian="italic" style:font-style-complex="italic"/>
    </style:style>
    <style:style style:name="T16" style:family="text">
      <style:text-properties fo:color="#425563" fo:letter-spacing="normal" fo:font-style="italic" fo:font-weight="normal"/>
    </style:style>
    <style:style style:name="T17" style:family="text">
      <style:text-properties fo:color="#425563" style:font-name="Liberation Sans" fo:font-size="11pt" fo:font-weight="bold" style:font-size-asian="11pt" style:font-size-complex="11pt"/>
    </style:style>
    <style:style style:name="T18" style:family="text">
      <style:text-properties fo:color="#425563" style:font-name="Liberation Sans" fo:font-size="11pt" style:font-size-asian="11pt" style:font-size-complex="11pt"/>
    </style:style>
    <style:style style:name="T19" style:family="text">
      <style:text-properties fo:color="#425563" style:font-name="Liberation Sans" fo:font-size="11pt" fo:font-style="italic" style:font-size-asian="11pt" style:font-size-complex="11pt"/>
    </style:style>
    <style:style style:name="T20" style:family="text">
      <style:text-properties fo:color="#425563" style:text-line-through-style="none" style:text-line-through-type="none" style:font-name="Liberation Sans" fo:font-size="11pt" style:text-underline-style="none" style:text-blinking="false" style:font-size-asian="11pt" style:font-size-complex="11pt" loext:padding="0cm" loext:border="none"/>
    </style:style>
    <style:style style:name="T21" style:family="text">
      <style:text-properties fo:font-style="italic"/>
    </style:style>
    <style:style style:name="T22" style:family="text">
      <style:text-properties style:font-name="Liberation Sans" fo:font-size="11pt" style:font-size-asian="11pt" style:font-size-complex="11pt"/>
    </style:style>
    <style:style style:name="T23" style:family="text">
      <style:text-properties style:font-name="Liberation Sans" fo:font-size="11pt" officeooo:rsid="00137d8a" style:font-size-asian="11pt" style:font-size-complex="11pt"/>
    </style:style>
    <style:style style:name="T24" style:family="text">
      <style:text-properties style:font-name="Liberation Sans" fo:font-size="11pt" officeooo:rsid="002b2f8b" style:font-size-asian="11pt" style:font-size-complex="11pt"/>
    </style:style>
    <style:style style:name="T25" style:family="text">
      <style:text-properties style:use-window-font-color="true" style:font-name="Liberation Sans" fo:font-size="11pt" officeooo:rsid="002163c5" style:font-size-asian="11pt" style:font-size-complex="11pt"/>
    </style:style>
    <style:style style:name="T26" style:family="text">
      <style:text-properties style:use-window-font-color="true" style:font-name="Liberation Sans" fo:font-size="11pt" officeooo:rsid="00365e66" style:font-size-asian="11pt" style:font-size-complex="11pt"/>
    </style:style>
    <style:style style:name="T27" style:family="text">
      <style:text-properties style:use-window-font-color="true" style:font-name="Liberation Sans" fo:font-size="11pt" officeooo:rsid="0036e2f6" style:font-size-asian="11pt" style:font-size-complex="11pt"/>
    </style:style>
    <style:style style:name="T28" style:family="text">
      <style:text-properties style:use-window-font-color="true" officeooo:rsid="002e63e8"/>
    </style:style>
    <style:style style:name="T29" style:family="text">
      <style:text-properties style:use-window-font-color="true" officeooo:rsid="002f7098"/>
    </style:style>
    <style:style style:name="T30" style:family="text">
      <style:text-properties officeooo:rsid="00155417"/>
    </style:style>
    <style:style style:name="T31" style:family="text">
      <style:text-properties officeooo:rsid="001c28d1"/>
    </style:style>
    <style:style style:name="T32" style:family="text">
      <style:text-properties officeooo:rsid="001d7381"/>
    </style:style>
    <style:style style:name="T33" style:family="text">
      <style:text-properties officeooo:rsid="0022bba3"/>
    </style:style>
    <style:style style:name="T34" style:family="text">
      <style:text-properties officeooo:rsid="0026c20b"/>
    </style:style>
    <style:style style:name="T35" style:family="text">
      <style:text-properties officeooo:rsid="00293bbd"/>
    </style:style>
    <style:style style:name="T36" style:family="text">
      <style:text-properties officeooo:rsid="002b2f8b"/>
    </style:style>
    <style:style style:name="T37" style:family="text">
      <style:text-properties style:font-name="Liberation Sans"/>
    </style:style>
    <style:style style:name="T38" style:family="text">
      <style:text-properties style:font-name="Liberation Sans" fo:language="en" fo:country="GB"/>
    </style:style>
    <style:style style:name="T39" style:family="text">
      <style:text-properties style:font-name="Liberation Sans" fo:language="en" fo:country="GB" officeooo:rsid="0043cfba"/>
    </style:style>
    <style:style style:name="T40" style:family="text">
      <style:text-properties style:font-name="Liberation Sans" fo:language="en" fo:country="GB" officeooo:rsid="00982b39"/>
    </style:style>
    <style:style style:name="T41" style:family="text">
      <style:text-properties style:font-name="Liberation Sans" fo:language="en" fo:country="GB" officeooo:rsid="0022bba3"/>
    </style:style>
    <style:style style:name="T42" style:family="text">
      <style:text-properties style:font-name="Liberation Sans" fo:language="en" fo:country="GB" officeooo:rsid="003aec8c"/>
    </style:style>
    <style:style style:name="T43" style:family="text">
      <style:text-properties style:font-name="Liberation Sans" fo:language="en" fo:country="GB" officeooo:rsid="00490018"/>
    </style:style>
    <style:style style:name="T44" style:family="text">
      <style:text-properties style:font-name="Liberation Sans" fo:language="en" fo:country="GB" officeooo:rsid="003e4ff2"/>
    </style:style>
    <style:style style:name="T45" style:family="text">
      <style:text-properties style:font-name="Liberation Sans" fo:language="en" fo:country="GB" officeooo:rsid="003e0dff"/>
    </style:style>
    <style:style style:name="T46" style:family="text">
      <style:text-properties style:font-name="Liberation Sans" fo:language="en" fo:country="GB" officeooo:rsid="003ba832"/>
    </style:style>
    <style:style style:name="T47" style:family="text">
      <style:text-properties style:font-name="Liberation Sans" officeooo:rsid="0022bba3"/>
    </style:style>
    <style:style style:name="T48" style:family="text">
      <style:text-properties fo:language="en" fo:country="GB" officeooo:rsid="0022f28c"/>
    </style:style>
    <style:style style:name="T49" style:family="text">
      <style:text-properties fo:language="en" fo:country="GB" officeooo:rsid="0045aa55"/>
    </style:style>
    <style:style style:name="T50" style:family="text">
      <style:text-properties fo:language="en" fo:country="GB" fo:font-style="italic" officeooo:rsid="0022f28c" style:font-style-asian="italic" style:font-style-complex="italic"/>
    </style:style>
    <style:style style:name="T51" style:family="text">
      <style:text-properties fo:language="en" fo:country="GB" officeooo:rsid="0022f28c" style:font-style-asian="normal" style:font-style-complex="normal"/>
    </style:style>
    <style:style style:name="T52" style:family="text">
      <style:text-properties fo:language="en" fo:country="GB" officeooo:rsid="0027c352" style:font-style-asian="normal" style:font-style-complex="normal"/>
    </style:style>
    <style:style style:name="T53" style:family="text">
      <style:text-properties fo:language="en" fo:country="GB" officeooo:rsid="002b2f8b" style:font-style-asian="normal" style:font-style-complex="normal"/>
    </style:style>
    <style:style style:name="T54" style:family="text">
      <style:text-properties officeooo:rsid="002cbc76"/>
    </style:style>
    <style:style style:name="T55" style:family="text">
      <style:text-properties style:font-weight-asian="bold" style:font-weight-complex="bold"/>
    </style:style>
    <style:style style:name="T56" style:family="text">
      <style:text-properties officeooo:rsid="002d4f8a"/>
    </style:style>
    <style:style style:name="T57" style:family="text">
      <style:text-properties officeooo:rsid="002f7098"/>
    </style:style>
    <style:style style:name="T58" style:family="text">
      <style:text-properties officeooo:rsid="0031f82e"/>
    </style:style>
    <style:style style:name="T59" style:family="text">
      <style:text-properties officeooo:rsid="0033ee82"/>
    </style:style>
    <style:style style:name="T60" style:family="text">
      <style:text-properties officeooo:rsid="00349aae"/>
    </style:style>
    <style:style style:name="T61" style:family="text">
      <style:text-properties officeooo:rsid="003b1a5c"/>
    </style:style>
    <style:style style:name="T62" style:family="text">
      <style:text-properties officeooo:rsid="003ba832"/>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pan text:style-name="T10">W</text:span><text:span text:style-name="T7">e thank the Reviewers for their time and thorough review of our work. A number of valid points were raised and we have taken corrective measures to address them, which are listed below.</text:span></text:p>
      <text:p text:style-name="P41"><text:span text:style-name="T10"/></text:p>
      <text:p text:style-name="P37"><text:span text:style-name="T9"/></text:p>
      <text:p text:style-name="P37"><text:span text:style-name="T9">Response to Sophie Shaw</text:span></text:p>
      <text:p text:style-name="P37"><text:span text:style-name="T9"/></text:p>
      <text:p text:style-name="P37"><text:span text:style-name="T3"><text:line-break/>“</text:span><text:span text:style-name="T2">I would like to see an expansion on the description of the statistical method underpinning RATs. Although G-test of independence is cited, a brief description of what this entails and how it differs from existing tools would aid in the understanding of how the tool functions. “</text:span><text:line-break/></text:p>
      <text:p text:style-name="P38">The section “2.1 / Statistical significance” <text:span text:style-name="T35">h</text:span>as <text:span text:style-name="T35">been </text:span>expanded to briefly <text:span text:style-name="T36">define</text:span> the <text:span text:style-name="T36">purpose of the </text:span>G-test <text:span text:style-name="T36">and what the practical consequence of using it with regards to other differential expression solutions</text:span>.</text:p>
      <text:p text:style-name="P38"/>
      <text:p text:style-name="P35"><text:line-break/><text:span text:style-name="T2">“However, I have some suggestions concerning the comparison of tools and the datasets selected. With regards to the selection of tools for comparison, SwitchSeq and iso-KTSP are mentioned within the introduction as being able to use transcript abundance estimates, however are not compared to. I assume that this is because they are too specialist in their identification of differential transcript usage and/or isoform switching, but I think the decision to not compare to these tools should be more explicit.“ </text:span></text:p>
      <text:p text:style-name="P28"/>
      <text:p text:style-name="P34">This is now stated explicitly <text:span text:style-name="T36">at the end of the third paragraph </text:span>in the introduction: <text:line-break/>“<text:span text:style-name="T48">In the work </text:span><text:span text:style-name="T49">presented here</text:span><text:span text:style-name="T48">, we are focusing on general-purpose DTU tools like </text:span><text:span text:style-name="T50">SUPPA2</text:span><text:span text:style-name="T48">, </text:span><text:span text:style-name="T50">DRIMSeq</text:span><text:span text:style-name="T48"> and </text:span><text:span text:style-name="T50">DEXSeq,</text:span><text:span text:style-name="T48"> and excluding the more restricted ones, like</text:span><text:span text:style-name="T50"> iso-kTSP</text:span><text:span text:style-name="T48"> and </text:span><text:span text:style-name="T50">Switchseq,</text:span><text:span text:style-name="T51"> as well as those re</text:span><text:span text:style-name="T52">q</text:span><text:span text:style-name="T51">uiring acces</text:span><text:span text:style-name="T53">s</text:span><text:span text:style-name="T51"> to alignment </text:span><text:span text:style-name="T52">data</text:span><text:span text:style-name="T51">.”</text:span></text:p>
      <text:p text:style-name="P28"/>
      <text:p text:style-name="P28"/>
      <text:p text:style-name="P42"><text:span text:style-name="T4">“The authors have not mentioned the recent pre-print from Cmero et al. (2019)</text:span><text:a xlink:type="simple" xlink:href="https://f1000research.com/articles/8-213/v1#rep-ref-44979-1" text:style-name="Internet_20_link" text:visited-style-name="Visited_20_Internet_20_Link"><text:span text:style-name="T6">1</text:span></text:a><text:span text:style-name="T5"> </text:span><text:span text:style-name="T4">which discusses the development of methods for DTU detection from alignment-free datasets using equivalence classes. The paper uses the same simulated datasets for benchmarking of the tool, and should be considered as another tool to compare to RATs. If this is not deemed as an equivalent method, it should at least be discussed in this manuscript. “</text:span></text:p>
      <text:p text:style-name="P42"><text:span text:style-name="T22"><text:line-break/></text:span><text:span text:style-name="T23">The method by Cmero et al, is not offered as a stand-alone tool, but rather is an alternative way to use tools like DEXSeq, by focusing on the equivalence classes defined by the quantification tools, rather than annotation-based features like exons or whole transcripts. The same approach could be applied around RATs, SUPPA2, DRIMSeq or any other tool that requires an external definition of the features to compare. As such we do not think it is within the scope of the present</text:span><text:span text:style-name="T24">ed</text:span><text:span text:style-name="T23"> work to expand into comparing alternative definitions of the differentially used feature.</text:span></text:p>
      <text:p text:style-name="P28"/>
      <text:p text:style-name="P28"/>
      <text:p text:style-name="P37"><text:span text:style-name="T2">“With regards to the datasets tested, the published human data set which is shown here is not directly confirming the accuracy of RATs, as the authors show that the qPCR validation within the original study may be inaccurate, and underlying issues are present due to the reference genome version. Although the dataset is being used to compare RATs to SUPPA and DRIM-Seq, it is not validating the tool. I think that this manuscript would benefit from comparison of the three tools using another "real-life" dataset, which has been validated in some way, to support that RATs is detecting known DTU. “</text:span></text:p>
      <text:p text:style-name="P37"/>
      <text:p text:style-name="P39">The human datase<text:span text:style-name="T36">t</text:span> is not <text:span text:style-name="T36">used</text:span> as a means to <text:span text:style-name="T30">validate</text:span> RATs, <text:span text:style-name="T60">and the wording at the start of section 2.4 has been updated to reflect that it</text:span> is merely a comparison of the tools on the same real dataset, highlighting the difficulties inherent in differential transcript expression/usage analyses and how the choice of tool can lead to substantially different results. <text:span text:style-name="T30">Using a different dataset would not alleviate the core problems in using real data in differential expression benchmarks, namely that (i) the ground truth is always unknown in such datasets, (ii) orthogonal experimental approaches have </text:span><text:soft-page-break/><text:span text:style-name="T30">limitations too, (iii) orthogonally validated targets are limited to a few loci of interest to the particular study (insufficient for meaningful benchmarking), and (iv) access to the full raw data is not always available, especially for older studies. It is not by chance that both recent benchmarking studies (Love et al, F1000Research 2019; Cmero et al, bioRxiv, 2018) rely on simulated data. We have, however, added DEXSeq to our comparison and it may serve as proxy to compare the two studies.</text:span></text:p>
      <text:p text:style-name="P35"/>
      <text:p text:style-name="P35"><text:line-break/><text:span text:style-name="T2">“Methods for tool development and testing are clearly described, apart from with false positive testing with </text:span><text:span text:style-name="T16">A. thaliana</text:span><text:span text:style-name="T1"> </text:span><text:span text:style-name="T2">dataset. The authors should include details on how the transcript abundances were produced for this (using Kallisto or Salmon? Any other pre-processing?).“ </text:span></text:p>
      <text:p text:style-name="P29"/>
      <text:p text:style-name="P43"><text:span text:style-name="T13">S</text:span><text:span text:style-name="T12">ection 2.3 </text:span><text:span text:style-name="T13">now explicitly states that the </text:span><text:span text:style-name="T15">A.thaliana</text:span><text:span text:style-name="T13"> data was uantified with Salmon. No pre-processing took place before Salmon, nor between Salmon and RATs.</text:span></text:p>
      <text:p text:style-name="P29"/>
      <text:p text:style-name="P35"><text:span text:style-name="T2">“All datasets used are publicly available with accession numbers given. Additional data is provided within published links; however, these would benefit from a simple readme file, which explains the contents of each extended data file so the reader doesn't need to search through them.“ </text:span><text:line-break/></text:p>
      <text:p text:style-name="P40"><text:span text:style-name="T36">The supplementary files were misnamed and did not match the references in the main text. This has been corrected. Additionally, a readme file</text:span> has been added <text:span text:style-name="T31">to the “extras” directory, giving a brief description of the files</text:span>.</text:p>
      <text:p text:style-name="P35"/>
      <text:p text:style-name="P35"><text:line-break/><text:span text:style-name="T2">“Within the results, it would be nice to see more discussion on the impact of the bootstrapping information used by RATs. I think that this is a really beneficial part of this tool and this has not been demonstrated enough. It should also be made clearer if this bootstrapping information is obtained solely from Salmon/Kallisto or if RATs implements it's own bootstrapping.“ </text:span></text:p>
      <text:p text:style-name="P30"/>
      <text:p text:style-name="P37"><text:span text:style-name="T32">Kallisto and Salmon bootstrap the quantification process, resulting in multiple abundance values per transcript per sample. RATs uses permutation of these value sets to perform its own bootstrapping of the DTU calls, letting the stability of the abundances reflect in the stability of the DTU calls. Additionally, RATs performs a similar process for the replicates, letting the variability among biological replicates reflect in the stability of the DTU calls.</text:span></text:p>
      <text:p text:style-name="P37"/>
      <text:p text:style-name="P36"><text:line-break/><text:span text:style-name="T2">“Although the testing of the simulated datasets does show that RATs outperforms DRIM-Seq and SUPPA2, I don't feel that as it stands you can conclude that the analysis of the published dataset shows this. When comparing to the published findings, SUPPA2 shows better results with confirmation of the qPCR results. As I've mentioned above, I would find another "real-life" dataset for comparison, or simply re-word the conclusion so that this isn't overstated.“</text:span></text:p>
      <text:p text:style-name="P31"/>
      <text:p text:style-name="P32">The Deng et al. 2013 dataset cannot be used to compare how good each tool is, primarily because the truth state of each gene is subject to the annotation in use as shown in the present work, but also because <text:span text:style-name="T54">a mere </text:span>3 genes do not constitute a statistically meaningful benchmarking set. Unfortunately, simulated datasets remain the only way to assess the accuracy of tool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3"><text:span text:style-name="T55">Response to Mike Love</text:span></text:p>
      <text:p text:style-name="P32"/>
      <text:p text:style-name="P44"><text:span text:style-name="T11"><text:line-break/></text:span><text:span text:style-name="T14">Major comments:</text:span></text:p>
      <text:p text:style-name="P44"><text:span text:style-name="T11"><text:line-break/></text:span><text:span text:style-name="T14">1)</text:span><text:span text:style-name="T11"> The methods are not sufficiently described, I have the following questions: </text:span></text:p>
      <text:list xml:id="list4291060738" text:style-name="L1">
        <text:list-item>
          <text:p text:style-name="P2">What is the input to RATs? Is it TPM or counts or scaledTPM? Should the library size differences be removed prior to providing to RATs or does RATs take care of library size differences internally?<text:line-break/> </text:p>
          <text:p text:style-name="P4"><text:span text:style-name="T56">The ideal input would be</text:span> <text:span text:style-name="T56">direct transcript counts. More practically, however, length-normalised read counts </text:span>such as scaled TPMs <text:span text:style-name="T56">should be used, as a proxy for transcript counts</text:span>. <text:span text:style-name="T56">To make this easier, RATs also accepts regular TPMs together with a set of appropriate scaling factors. Library size scaling across samples is not necessary, since the measure of interest is the ratio of transcript counts over the respective gene counts. Library sizes affect the weight of the measured effect, not its magnitude. As such it would be best to keep the original library sizes. Section “2.3 / Implementation” now states the input more clearly.</text:span></text:p>
        </text:list-item>
      </text:list>
      <text:p text:style-name="P1"/>
      <text:list xml:id="list162605878251905" text:continue-numbering="true" text:style-name="L1">
        <text:list-item>
          <text:p text:style-name="P15">Can the methods described all analyze the same type of experiment, are they all restricted to two-group analyses? Can any of them control for batch effects?</text:p>
          <text:p text:style-name="P15"/>
          <text:p text:style-name="P16"><text:span text:style-name="T28">Both methods described here are restricted to 2-condition analyses without batch effects and are used to analyze the same type of experiments. </text:span><text:span text:style-name="T29">This has been added to the Discussion, paragraph 3.</text:span></text:p>
          <text:p text:style-name="P16"/>
        </text:list-item>
        <text:list-item>
          <text:p text:style-name="P23">What are the default pre-filtering and post-filtering settings? What is the default minimum abundance threshold or proportion threshold for an isoform to be considered expressed? What is the default effect size cutoff, and how is it implemented per isoform, per gene? What is the default fraction for determining that evidence of DTU is not substantiated across inferential replicates? Likewise, what default fraction for biological replicate variation?</text:p>
          <text:p text:style-name="P23"/>
          <text:p text:style-name="P25">T<text:span text:style-name="T57">he default values are a matter for the software documentation of a given version release. It is not relevant to state them in a manuscript that will not stay up-to-date with the software.</text:span></text:p>
          <text:p text:style-name="P26">The threshold and cutoff values used in this work <text:span text:style-name="T59">we</text:span>re stated <text:span text:style-name="T59">ad-hoc </text:span>in the Results. They are now also explicitly stated in the Methods, <text:span text:style-name="T59">in </text:span>sections 2.3 and 2.4. </text:p>
          <text:p text:style-name="P26"><text:span text:style-name="T58">Section 2.1 has been updated to clarify how the thresholds and cutoffs are applied.</text:span></text:p>
        </text:list-item>
      </text:list>
      <text:p text:style-name="P22"/>
      <text:p text:style-name="P11"><text:span text:style-name="T17">2) </text:span><text:span text:style-name="T18">I didn't understand why abundance thresholds were not used, as described here, "</text:span><text:span text:style-name="T19">No transcript abundance pre-filter was imposed on any of the three DTU tools</text:span><text:span text:style-name="T18">," and also "</text:span><text:span text:style-name="T19">As SUPPA2 offered no abundance pre-filtering, RATs and DRIM-Seq were run with abundance threshold values of 0.</text:span><text:span text:style-name="T18">" <text:line-break/><text:line-break/>As shown in Soneson </text:span><text:span text:style-name="T19">et al.</text:span><text:span text:style-name="T18"> (2016</text:span><text:a xlink:type="simple" xlink:href="https://f1000research.com/articles/8-213#rep-ref-44975-1" text:style-name="Internet_20_link" text:visited-style-name="Visited_20_Internet_20_Link"><text:span text:style-name="T20">1</text:span></text:a><text:span text:style-name="T18">) and Love </text:span><text:span text:style-name="T19">et al.</text:span><text:span text:style-name="T18"> (2018</text:span><text:a xlink:type="simple" xlink:href="https://f1000research.com/articles/8-213#rep-ref-44975-2" text:style-name="Internet_20_link" text:visited-style-name="Visited_20_Internet_20_Link"><text:span text:style-name="T20">2</text:span></text:a><text:span text:style-name="T18">), performance of a number of DTU methods is greatly improved by filtering out lowly expressed transcripts. It can be inferred from the title of the former paper: "</text:span><text:span text:style-name="T19">Isoform prefiltering improves performance of count-based methods for analysis of differential transcript usage</text:span><text:span text:style-name="T18">". <text:line-break/><text:line-break/></text:span><text:soft-page-break/><text:span text:style-name="T18">SUPPA2 does have an abundance pre-filtering option, which was used in Love </text:span><text:span text:style-name="T19">et al.</text:span><text:span text:style-name="T18"> (2018</text:span><text:a xlink:type="simple" xlink:href="https://f1000research.com/articles/8-213#rep-ref-44975-2" text:style-name="Internet_20_link" text:visited-style-name="Visited_20_Internet_20_Link"><text:span text:style-name="T20">2</text:span></text:a><text:span text:style-name="T18">):<text:line-break/><text:line-break/>"</text:span><text:span text:style-name="T19">We enabled a filter to remove transcripts with less than 1 TPM. TPM filtering is a command-line option available during the diffSplice step of SUPPA2 and this greatly improved the running time without loss of sensitivity</text:span><text:span text:style-name="T18">".<text:line-break/><text:line-break/>From the SUPPA2 manual: "</text:span><text:span text:style-name="T19">-th | --tpm-threshold: Minimum expression (calculated as average TPM value within-replicates and between-conditions) to be included in the analysis. (Default: 0).</text:span><text:span text:style-name="T18">"<text:line-break/><text:line-break/>Given that all the methods have abundance and/or proportion filters available, that filters are recommended by at least two of the three methods in their documentation (DRIMSeq and RATs), and at least two independent review papers (not introducing methods) have shown that abundance and/or proportion filtering improves performance of methods, I can't see why the choice was made to not use filters.</text:span></text:p>
      <text:p text:style-name="P10"/>
      <text:p text:style-name="P13"><text:span text:style-name="T26">The be</text:span><text:span text:style-name="T27">ne</text:span><text:span text:style-name="T26">fit of pre-filtering low counts is well documented. Our rationale was to get a worst-case scenario by leaving everything in. We recognise that this is an unlikely usage scenario, so we have now included t</text:span><text:span text:style-name="T25">wo additional abundance pre-filtering levels </text:span><text:span text:style-name="T26">f</text:span><text:span text:style-name="T25">or all tools used on the simulated datasets. </text:span><text:span text:style-name="T26">Section 3.2 has been re-written and the figures have been redrawn.</text:span></text:p>
      <text:p text:style-name="P12"><text:span text:style-name="T18"><text:line-break/></text:span><text:span text:style-name="T17">3)</text:span><text:span text:style-name="T18"> It is mentioned in the false positive analysis that the median FP fraction was less than 0.05 and a horizontal line is drawn on Fig 2A and B. This is misleading, as the adjusted p-values are being thresholded at 0.05 (I assume), and in a null comparison the rate of false positives from an adjusted p-values should be 0, not 0.05. Drawing or mentioning a 0.05 cutoff would be relevant for the p-values (uncorrected), but has no bearing on the adjusted p-values. This may confuse readers.<text:line-break/></text:span></text:p>
      <text:p text:style-name="P12"><text:span text:style-name="T25">The </text:span><text:span text:style-name="T26">horizontal </text:span><text:span text:style-name="T25">line has been removed </text:span><text:span text:style-name="T26">from the plots and the opening sentence of section 3.1 has been rephrased to not imply meaning in the value of 0.05</text:span><text:span text:style-name="T25">.</text:span></text:p>
      <text:p text:style-name="P12"><text:span text:style-name="T18"><text:line-break/></text:span><text:span text:style-name="T17">4)</text:span><text:span text:style-name="T18"> The authors repeatedly refer to the reported effect size in DRIMSeq being an issue for comparison across methods, e.g. "</text:span><text:span text:style-name="T19">Direct comparison with DRIM-Seq is complicated by different methods for measuring DTU effect-sizes between the tools</text:span><text:span text:style-name="T18">", but this is only an issue to the extent that the authors wish to perform post-hoc filtering on effect size. It is not an issue for null hypothesis testing without post-hoc filtering, because all methods are testing against the null that the underlying proportion of expression across isoforms has the same distribution for control samples and treated samples. However, I agree that for post-hoc filtering, one may want to filter the methods in a similar manner. It should be easy to filter the DRIMSeq results directly on absolute difference in isoform proportion, for example in Love </text:span><text:span text:style-name="T19">et al.</text:span><text:span text:style-name="T18"> (2018</text:span><text:a xlink:type="simple" xlink:href="https://f1000research.com/articles/8-213#rep-ref-44975-2" text:style-name="Internet_20_link" text:visited-style-name="Visited_20_Internet_20_Link"><text:span text:style-name="T20">2</text:span></text:a><text:span text:style-name="T18">) we performed post-hoc filtering for DRIMSeq on the SD of proportions across all samples using a 6-line R function.<text:line-break/><text:line-break/>As the likelihood ratio statistic should be 1-1 and monotonic with the p-value for DRIMSeq (if the degrees of freedom is constant across genes or transcripts), then I would not compare effect size filtering with likelihood ratio filtering, as the latter is simply filtering the p-value at a lower threshold.<text:line-break/></text:span></text:p>
      <text:p text:style-name="P12"><text:span text:style-name="T25">This has been corrected. The counts </text:span><text:span text:style-name="T26">are now</text:span><text:span text:style-name="T25"> extracted from the raw results object, and the proportion changes </text:span><text:span text:style-name="T26">a</text:span><text:span text:style-name="T25">re manually calculated </text:span><text:span text:style-name="T26">from those</text:span><text:span text:style-name="T25">. Post-h</text:span><text:span text:style-name="T26">oc</text:span><text:span text:style-name="T25"> effect size thresholding is now equivalent for all tools</text:span><text:span text:style-name="T26">. </text:span></text:p>
      <text:p text:style-name="P12"><text:span text:style-name="T18"><text:line-break/></text:span><text:span text:style-name="T17">Minor comments:</text:span></text:p>
      <text:list xml:id="list2242684710" text:style-name="L2">
        <text:list-item>
          <text:p text:style-name="P3"><text:soft-page-break/>In the Introduction, the authors state "<text:span text:style-name="T21">there is little justification for choosing DGE over DTE in the study of complex transcriptomes</text:span>". The authors imply that gene-level and transcript-level analysis are mutually exclusive analyses, when they are not, and so I would suggest to reword or reconsider this statement. I and others have encouraged assessment of total changes in gene expression (DGE) as well as changes in isoform proportion (DTU), as both may be present in an experiment and both may be of biological importance to the system being studied. DGE has the property that the majority of inferential uncertainty which exists in an RNA-seq sample is removed (because it occurs across isoforms within genes), leaving inferential uncertainty from reads mapping across gene loci, but this property of reduced uncertainty does not preclude a transcript-level analysis. While DTE has advantages, the above sentence claiming that DGE has none overstates a more complex situation in my opinion.<text:line-break/> </text:p>
          <text:p text:style-name="P5">It was not our intention to imp<text:span text:style-name="T33">l</text:span>y that DGE and DTE are mutually exclusive analyses. Indeed we encourage people to use a combination of at least two among DGE, DTE and DTU. <text:span text:style-name="T33">The end of paragraph one in the introduction has been rephrased accordingly:</text:span><text:span text:style-name="T47"> “… </text:span><text:span text:style-name="T39">highlighting the importance of</text:span><text:span text:style-name="T40"> performing also </text:span><text:span text:style-name="T39">transcript-level analyses</text:span><text:span text:style-name="T41">.”</text:span></text:p>
        </text:list-item>
      </text:list>
      <text:p text:style-name="P1"/>
      <text:list xml:id="list162606083864707" text:continue-numbering="true" text:style-name="L2">
        <text:list-item>
          <text:p text:style-name="P18">Throughout the paper, the authors refer to "DRIMSeq" as "DRIM-Seq" which is minor but different than the software and publication.</text:p>
          <text:p text:style-name="P18"/>
          <text:p text:style-name="P19">This has been corrected.</text:p>
          <text:p text:style-name="P17"/>
        </text:list-item>
        <text:list-item>
          <text:p text:style-name="P9"><text:span text:style-name="T18">For what it's worth, the transcript-level test is similar conceptually to the current implementation of testForDEU() in DEXSeq which compares the expression of each feature to the sum of expression from all other features of the gene (this is also different from the test described in the original DEXSeq publication). Running DEXSeq on transcript estimated counts with testForDEU() was tested on simulated data in Soneson </text:span><text:span text:style-name="T19">et al.</text:span><text:span text:style-name="T18">(2016</text:span><text:a xlink:type="simple" xlink:href="https://f1000research.com/articles/8-213#rep-ref-44975-1" text:style-name="Internet_20_link" text:visited-style-name="Visited_20_Internet_20_Link"><text:span text:style-name="T20">1</text:span></text:a><text:span text:style-name="T18">) and Love </text:span><text:span text:style-name="T19">et al.</text:span><text:span text:style-name="T18"> (2018</text:span><text:a xlink:type="simple" xlink:href="https://f1000research.com/articles/8-213#rep-ref-44975-2" text:style-name="Internet_20_link" text:visited-style-name="Visited_20_Internet_20_Link"><text:span text:style-name="T20">2</text:span></text:a><text:span text:style-name="T18">), and so such an approach has some evidence of working well for detection of isoform changes within a gene.<text:line-break/> </text:span></text:p>
        </text:list-item>
      </text:list>
      <text:p text:style-name="P7"><text:span text:style-name="T61">The choice in such a case is between comparing an individual isoform’s count to the total count of the gene, or to the sum of all other isoforms of the gene. Our use of the G-test precluded our use of the latter option. Incidentally, w</text:span>e have added DEXSeq to our comparison on the simulated datasets.</text:p>
      <text:p text:style-name="P1"/>
      <text:list xml:id="list162604859161280" text:continue-numbering="true" text:style-name="L2">
        <text:list-item>
          <text:p text:style-name="P17">I didn't understand what was meant by the following: "<text:span text:style-name="T21">the tables record the full provenance of the results</text:span>".<text:line-break/> </text:p>
          <text:p text:style-name="P20">We apologise for the awkward wording. This has now been rephrased: <text:span text:style-name="T37">“… </text:span><text:span text:style-name="T38">the tables record the full </text:span><text:span text:style-name="T42">traceback of intermediate calculations and decisions that lead to each result, giving users </text:span><text:span text:style-name="T43">immediate </text:span><text:span text:style-name="T42">insight on each call</text:span><text:span text:style-name="T38">.”</text:span></text:p>
        </text:list-item>
      </text:list>
      <text:p text:style-name="P14"/>
      <text:list xml:id="list162606362597515" text:continue-numbering="true" text:style-name="L2">
        <text:list-item>
          <text:p text:style-name="P9"><text:span text:style-name="T18">It is stated that, "</text:span><text:span text:style-name="T19">The performance results of RATs on these simulated datasets are in good agreement with those presented in Love et al (2018)</text:span><text:span text:style-name="T18">". However, this seems to be not clearly the case, which may be due to differences in the simulated data in the two articles, or some other reason. In the present article, DRIMSeq is reported as having lower sensitivity with lower achieved FDR than other methods, SUPPA2 has higher sensitivity and higher FDR, and RATs with various filter thresholds falls in between. In Love </text:span><text:span text:style-name="T19">et al.</text:span><text:span text:style-name="T18"> (2018</text:span><text:a xlink:type="simple" xlink:href="https://f1000research.com/articles/8-213#rep-ref-44975-2" text:style-name="Internet_20_link" text:visited-style-name="Visited_20_Internet_20_Link"><text:span text:style-name="T20">2</text:span></text:a><text:span text:style-name="T18">), DRIMSeq had the opposite performance: higher sensitivity but higher FDR relative to SUPPA2 and RATs run with default filters. However interpretation is made difficult by all the filtering options in Figure 3. It would be easier to compare perhaps if an additional supplementary plot to Figure 3 was made with only the default filter </text:span><text:soft-page-break/><text:span text:style-name="T18">thresholds instead of the filter threshold ranges for all methods. The main commonality across the two benchmarks seems to be that RATs can achieve higher sensitivity than SUPPA2 while maintaining the same precision, for the 5% nominal FDR threshold.<text:line-break/> </text:span></text:p>
        </text:list-item>
      </text:list>
      <text:p text:style-name="P6"><text:span text:style-name="T61">Nick</text:span>? <text:span text:style-name="T61">You added this phrase.</text:span></text:p>
      <text:p text:style-name="P1"/>
      <text:list xml:id="list162605437627807" text:continue-numbering="true" text:style-name="L2">
        <text:list-item>
          <text:p text:style-name="P17">This sentence needs to be made more specific, or else it could be misleading: "<text:span text:style-name="T21">As a consequence, the qRT-PCR intensities measured in the original study are actually impossible to interpret in the context of the updated annotation and the originally reported conclusion is likely wrong.</text:span>" Specifically which conclusion is likely wrong? From the analysis, it seemed like there is not a problem with the original qRT-PCR intensities and interpretation for at least one of the three genes.<text:line-break/> </text:p>
        </text:list-item>
      </text:list>
      <text:p text:style-name="P21">Indeed, the interpretation of one of the examples was not in conflict with the updated annotation and the conclusion <text:span text:style-name="T62">for it </text:span>would not change. The sentence has been <text:span text:style-name="T62">edited to explicitly refer to the gene TOM1L1. An additional sentence was added to the end of the paragraph to explicitly state that the erroneous conclusion applies only to two of the examples, on the assumption that the newer annotation is more correct than the old one.</text:span></text:p>
      <text:p text:style-name="P14"/>
      <text:list xml:id="list162604937373199" text:continue-numbering="true" text:style-name="L2">
        <text:list-item>
          <text:p text:style-name="P17">Why is it perplexing that "<text:span text:style-name="T21">18% of the SUPPA2 results are rejected due to the effect size filter</text:span>". I didn't follow the authors in that statement.</text:p>
        </text:list-item>
      </text:list>
      <text:p text:style-name="P14"/>
      <text:p text:style-name="P21">SUPPA2’s dPSI is a similar type of effect size as RATs’ Dprop; both are a difference in proportional abundance. Starting with the same length-normalised counts for both tools, we would expect the two tools to agree on the proportional abundances of the transcripts and therefore <text:span text:style-name="T62">to </text:span>also agree on the effect sizes. This does not appear to be the case, <text:span text:style-name="T34">as indicated by t</text:span>he <text:span text:style-name="T34">fact that there </text:span>are <text:span text:style-name="T34">several</text:span> transcripts that have SUPPA2 dPSI above the threshold (thus acce<text:span text:style-name="T62">p</text:span>ted as DTU) while also having RATS Dprop below the threshold (thus rejected). <text:span text:style-name="T34">The difference lies likely in the method of calculation, but having it be such a large slice of the hits was an unexpected finding.</text:span></text:p>
      <text:p text:style-name="P14"/>
      <text:list xml:id="list162606989282753" text:continue-numbering="true" text:style-name="L2">
        <text:list-item>
          <text:p text:style-name="P24">It is stated, "<text:span text:style-name="T21">Existing tools rely on the mean isoform abundances</text:span>...". This implies that the mean of inferential replicates is used for statistical testing. It's perhaps subtly different, other methods are typically using the maximum likelihood estimate, which may be different than the mean of the bootstrap distribution, and different than the mean of the Gibbs sampling distribution. I would just say that other tools do not make use of inferential replication.</text:p>
        </text:list-item>
      </text:list>
      <text:p text:style-name="P8">Indeed, the mean of the bootstraps may not be the value used. This has been rephrased to: <text:span text:style-name="T37">“</text:span><text:span text:style-name="T38">Existing tools </text:span><text:span text:style-name="T44">typically </text:span><text:span text:style-name="T38">rely on <text:s/></text:span><text:span text:style-name="T45">a single value of</text:span><text:span text:style-name="T38"> isoform abundance </text:span><text:span text:style-name="T45">per transcript per sample...”. </text:span><text:span text:style-name="T46">A similar phrase in section “2.1 / Reproducibility” has likewise been corrected.</text:span></text:p>
      <text:p text:style-name="P27"/>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ucida Grande" svg:font-family="'Lucida Grande'"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6T12:36:30.443411046</meta:creation-date>
    <meta:generator>LibreOffice/6.1.4.2$MacOSX_X86_64 LibreOffice_project/9d0f32d1f0b509096fd65e0d4bec26ddd1938fd3</meta:generator>
    <dc:date>2019-08-17T16:26:04.654747269</dc:date>
    <meta:editing-duration>P1DT10H35M17S</meta:editing-duration>
    <meta:editing-cycles>23</meta:editing-cycles>
    <meta:document-statistic meta:table-count="0" meta:image-count="0" meta:object-count="0" meta:page-count="6" meta:paragraph-count="57" meta:word-count="3157" meta:character-count="19392" meta:non-whitespace-character-count="16268"/>
  </office:meta>
</office:document-meta>
</file>